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8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7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5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13h 3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14h 3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675769706868244676" text:style-name="L1">
              <text:list-item>
                <text:p text:style-name="P17">Daniel de Oliveira Vasconcelos</text:p>
              </text:list-item>
            </text:list>
          </table:table-cell>
          <table:table-cell table:style-name="Tabela3.A6" office:value-type="string">
            <text:p text:style-name="P10">Scrum Master</text:p>
          </table:table-cell>
        </table:table-row>
        <table:table-row>
          <table:table-cell table:style-name="Tabela3.A6" office:value-type="string">
            <text:list xml:id="list34488892" text:continue-numbering="true" text:style-name="L1">
              <text:list-item>
                <text:p text:style-name="P17">Rafael Canêdo</text:p>
              </text:list-item>
            </text:list>
          </table:table-cell>
          <table:table-cell table:style-name="Tabela3.A2" office:value-type="string">
            <text:p text:style-name="P11">Product Owner</text:p>
          </table:table-cell>
        </table:table-row>
        <table:table-row>
          <table:table-cell table:style-name="Tabela3.A8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Sprint Planning 1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13h 30min. </text:p>
            <text:p text:style-name="P13">Segue abaixo relato da reunião:</text:p>
            <text:list xml:id="list4986363615014065820" text:style-name="L2">
              <text:list-item>
                <text:p text:style-name="P16">Foi discutido todos os casos de uso do BackLog de Produto contidos no Plano de Projeto, definindo como eles devem ser construidos.</text:p>
              </text:list-item>
              <text:list-item>
                <text:p text:style-name="P16">Foram escolhidos os casos de uso que serão tratados no primeiro Sprint. Serão tratados os casos de uso Comprar Ingresso, Realizar Cadastro de Usuário, Fazer Login.</text:p>
              </text:list-item>
            </text:list>
            <text:p text:style-name="P13">A próxima reunião ficou agendada para o dia 05/05/2015, terça-feira, das 20h 30min às 22h 00min.</text:p>
            <text:p text:style-name="P13">A reunião encerrou às 14h 20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Planning 01 - 05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05T14:33:58.82</dc:date>
    <meta:print-date>2015-03-17T19:53:00Z</meta:print-date>
    <meta:editing-cycles>5</meta:editing-cycles>
    <meta:editing-duration>PT37M56S</meta:editing-duration>
    <meta:document-statistic meta:table-count="3" meta:image-count="0" meta:object-count="0" meta:page-count="1" meta:paragraph-count="28" meta:word-count="181" meta:character-count="1144"/>
    <meta:template xlink:type="simple" xlink:actuate="onRequest" xlink:title="" xlink:href="Normal.dotm"/>
  </office:meta>
</office:document-meta>
</file>